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29cm" style:rel-column-width="9362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/>
      <style:text-properties fo:font-size="14pt" fo:font-weight="bold" officeooo:rsid="001dc19f" officeooo:paragraph-rsid="001dc19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1dc19f" officeooo:paragraph-rsid="001dc19f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font-weight="normal" officeooo:rsid="001dc19f" officeooo:paragraph-rsid="001dc19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fo:font-weight="normal" officeooo:rsid="001ecdb5" officeooo:paragraph-rsid="001ecdb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fo:font-weight="normal" officeooo:rsid="0020b46c" officeooo:paragraph-rsid="0020b46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fo:font-weight="normal" officeooo:rsid="00222568" officeooo:paragraph-rsid="0022256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fo:font-weight="normal" officeooo:rsid="0024178f" officeooo:paragraph-rsid="0024178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fo:font-weight="normal" officeooo:rsid="002474c6" officeooo:paragraph-rsid="002474c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fo:font-weight="normal" officeooo:rsid="002487d2" officeooo:paragraph-rsid="002487d2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fo:font-weight="normal" officeooo:rsid="00261277" officeooo:paragraph-rsid="0026127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fo:font-weight="normal" officeooo:rsid="0026f0c7" officeooo:paragraph-rsid="0026f0c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fo:font-weight="normal" officeooo:rsid="0027cc5e" officeooo:paragraph-rsid="0027cc5e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fo:font-weight="normal" officeooo:rsid="002904aa" officeooo:paragraph-rsid="002904aa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fo:font-weight="normal" officeooo:rsid="002a32d5" officeooo:paragraph-rsid="002a32d5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fo:font-weight="normal" officeooo:rsid="0027cc5e" officeooo:paragraph-rsid="0027cc5e" fo:background-color="#b4c7dc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size="14pt" fo:font-weight="normal" officeooo:rsid="002a32d5" officeooo:paragraph-rsid="002a32d5" fo:background-color="#b4c7dc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ize="14pt" fo:font-weight="normal" officeooo:rsid="002b0678" officeooo:paragraph-rsid="002b0678" fo:background-color="#b4c7dc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font-size="14pt" fo:font-weight="normal" officeooo:rsid="002d2152" officeooo:paragraph-rsid="002d2152" fo:background-color="#b4c7dc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size="14pt" fo:font-weight="normal" officeooo:rsid="002a32d5" officeooo:paragraph-rsid="002a32d5" fo:background-color="transparent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size="14pt" fo:font-weight="normal" officeooo:rsid="002b0678" officeooo:paragraph-rsid="002b0678" fo:background-color="transparent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font-size="14pt" fo:font-weight="normal" officeooo:rsid="002d2152" officeooo:paragraph-rsid="002d2152" fo:background-color="transparent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font-size="14pt" fo:font-weight="normal" officeooo:rsid="002e06ea" officeooo:paragraph-rsid="002e06ea" fo:background-color="transparent" style:font-size-asian="12.25pt" style:font-weight-asian="normal" style:font-size-complex="14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fo:font-size="14pt" style:font-size-asian="12.25pt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fo:font-size="14pt" officeooo:rsid="002904aa" officeooo:paragraph-rsid="002904aa" style:font-size-asian="12.25pt" style:font-size-complex="14pt"/>
    </style:style>
    <style:style style:name="P25" style:family="paragraph" style:parent-style-name="Table_20_Contents">
      <style:paragraph-properties fo:text-align="justify" style:justify-single-word="false"/>
      <style:text-properties fo:font-size="14pt" officeooo:rsid="002e06ea" officeooo:paragraph-rsid="002e06ea" style:font-size-asian="12.25pt" style:font-size-complex="14pt"/>
    </style:style>
    <style:style style:name="P26" style:family="paragraph" style:parent-style-name="Text_20_body">
      <style:paragraph-properties fo:text-align="justify" style:justify-single-word="false"/>
      <style:text-properties fo:font-size="14pt" officeooo:paragraph-rsid="002e06ea" style:font-size-asian="14pt" style:font-size-complex="14pt"/>
    </style:style>
    <style:style style:name="T1" style:family="text">
      <style:text-properties officeooo:rsid="0020b46c"/>
    </style:style>
    <style:style style:name="T2" style:family="text">
      <style:text-properties officeooo:rsid="0024178f"/>
    </style:style>
    <style:style style:name="T3" style:family="text">
      <style:text-properties officeooo:rsid="002474c6"/>
    </style:style>
    <style:style style:name="T4" style:family="text">
      <style:text-properties officeooo:rsid="0026f0c7"/>
    </style:style>
    <style:style style:name="T5" style:family="text">
      <style:text-properties officeooo:rsid="0027cc5e"/>
    </style:style>
    <style:style style:name="T6" style:family="text">
      <style:text-properties officeooo:rsid="002904aa"/>
    </style:style>
    <style:style style:name="T7" style:family="text">
      <style:text-properties officeooo:rsid="002b0678"/>
    </style:style>
    <style:style style:name="T8" style:family="text">
      <style:text-properties officeooo:rsid="002e06ea"/>
    </style:style>
    <style:style style:name="T9" style:family="text">
      <style:text-properties fo:font-weight="bold"/>
    </style:style>
    <style:style style:name="T10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№3</text:p>
      <text:p text:style-name="P2"/>
      <text:p text:style-name="P3">№1</text:p>
      <text:p text:style-name="P10">Для первой программы я добавил точку останова для 28 строки, чтобы отслеживать значение переменных n и result. Оказалось, что из-за того, что у нас постфиксный инкремент, то во время последней итерации цикла, значение <text:span text:style-name="T4">переменной result</text:span> умножается на ноль. <text:span text:style-name="T4">Следовательно наш факториал всегда будет нулевым</text:span></text:p>
      <text:p text:style-name="P10"/>
      <text:p text:style-name="P11">Для второй программы я добавил точку останова на 40 строчку и обнаружил, что тело цикла ни разу не выполняется. <text:span text:style-name="T5">Добавив точку останова на 25 строчку я обнаружил, что во введенном мной массиве на позициях 0, 2, 3, 4 стоят мусорные значения. Добавив точку останова на 52 строчку я обнаружил, что функция по поиску максимума ищет минимум</text:span></text:p>
      <text:p text:style-name="P11"/>
      <text:p text:style-name="P12">Для третьей программы я добавил точку останова на 14 строчку и обнаружил <text:span text:style-name="T6">следующее:</text:span></text:p>
      <text:p text:style-name="P15">Program received signal SIGFPE, Arithmetic exception.</text:p>
      <text:p text:style-name="P15">0x00005555555551e4 in div (a=10, b=0) at task_03.c:21</text:p>
      <text:p text:style-name="P15">21<text:tab/> <text:s text:c="3"/>return a / b;</text:p>
      <text:p text:style-name="P3"/>
      <text:p text:style-name="P10">Вопросы:</text:p>
      <text:p text:style-name="P4">1. Чтобы запросить генерацию отладочной информации следует использовать ключ -g. <text:span text:style-name="T1">Если скомпилировать программу без этого ключа, то gdb напишет нам: No debugging symbols found in &lt;имя исполняемого файла&gt;</text:span></text:p>
      <text:p text:style-name="P5">2. Чтобы запустить программу под отладчиком следует использовать команду: gdb ./&lt;имя исполняемого файла&gt;. Следует использовать команду exit для досрочного завершения</text:p>
      <text:p text:style-name="P5">3. <text:span text:style-name="T2">list будет продолжать печатать листинг программы с того места, где остановился предыдущий вывод листинга</text:span></text:p>
      <text:p text:style-name="P6"><text:soft-page-break/>4. <text:span text:style-name="T2">Для вывода значения переменной или выражения следует использовать команду print или ее синоним inspect. Для изменения значения переменной можно использовать команду print &lt;имя переменной&gt;=&lt;значение&gt;</text:span></text:p>
      <text:p text:style-name="P7">5. step и next</text:p>
      <text:p text:style-name="P7">step — пошаговое продолжение выполнения программы с входом вовнутрь вызываемых <text:span text:style-name="T5">ф</text:span>ункций</text:p>
      <text:p text:style-name="P7">next — пошаговое выполнение программы без входа в функции</text:p>
      <text:p text:style-name="P7">6. <text:span text:style-name="T3">backtrace — выводит весь путь к текущей точке останова, то есть названия всех функций, начиная с main()</text:span></text:p>
      <text:p text:style-name="P8">7. break &lt;имя файла&gt;:&lt;номер строки&gt;</text:p>
      <text:p text:style-name="P8">8. Временна точка останова удаляется сразу, как только достигнута</text:p>
      <text:p text:style-name="P8">9. disable/enable — выключить или включить точку останова</text:p>
      <text:p text:style-name="P9">ignore &lt;n&gt; &lt;col&gt; - col раз пропускает n-ую точку останова</text:p>
      <text:p text:style-name="P9">10. condition &lt;номер&gt; &lt;выражение&gt; - задайте &lt;выражение&gt; как условие для точки останова с номером &lt;номер&gt;</text:p>
      <text:p text:style-name="P9">11. Точка останова останавливает программу всякий раз, когда ее выполнение достигает определенной точки. Точка наблюдения — специальная точка останова, которая останавливает программу при изменении значения выражения</text:p>
      <text:p text:style-name="P9">12. При проверке математических вычислений</text:p>
      <text:p text:style-name="P9">13. <text:s/>Для исследования памяти следует использовать команду x</text:p>
      <text:p text:style-name="P9"/>
      <text:p text:style-name="P13">№2</text:p>
      <text:p text:style-name="P13">Табличка размеров типов для Linux Ubuntu</text:p>
      <text:p text:style-name="P13"/>
      <table:table table:name="Таблица1" table:style-name="Таблица1">
        <table:table-column table:style-name="Таблица1.A" table:number-columns-repeated="7"/>
        <table:table-row>
          <table:table-cell table:style-name="Таблица1.A1" office:value-type="string">
            <text:p text:style-name="P24">char</text:p>
          </table:table-cell>
          <table:table-cell table:style-name="Таблица1.A1" office:value-type="string">
            <text:p text:style-name="P24">int</text:p>
          </table:table-cell>
          <table:table-cell table:style-name="Таблица1.A1" office:value-type="string">
            <text:p text:style-name="P24">unsigned</text:p>
          </table:table-cell>
          <table:table-cell table:style-name="Таблица1.A1" office:value-type="string">
            <text:p text:style-name="P24">long long</text:p>
          </table:table-cell>
          <table:table-cell table:style-name="Таблица1.A1" office:value-type="string">
            <text:p text:style-name="P24">short</text:p>
          </table:table-cell>
          <table:table-cell table:style-name="Таблица1.A1" office:value-type="string">
            <text:p text:style-name="P24">int32_t</text:p>
          </table:table-cell>
          <table:table-cell table:style-name="Таблица1.G1" office:value-type="string">
            <text:p text:style-name="P24">int64_t</text:p>
          </table:table-cell>
        </table:table-row>
        <table:table-row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4">4</text:p>
          </table:table-cell>
          <table:table-cell table:style-name="Таблица1.A2" office:value-type="string">
            <text:p text:style-name="P24">4</text:p>
          </table:table-cell>
          <table:table-cell table:style-name="Таблица1.A2" office:value-type="string">
            <text:p text:style-name="P24">8</text:p>
          </table:table-cell>
          <table:table-cell table:style-name="Таблица1.A2" office:value-type="string">
            <text:p text:style-name="P24">2</text:p>
          </table:table-cell>
          <table:table-cell table:style-name="Таблица1.A2" office:value-type="string">
            <text:p text:style-name="P24">4</text:p>
          </table:table-cell>
          <table:table-cell table:style-name="Таблица1.G2" office:value-type="string">
            <text:p text:style-name="P24">8</text:p>
          </table:table-cell>
        </table:table-row>
      </table:table>
      <text:p text:style-name="P13"/>
      <text:p text:style-name="P13">Размер типов на 10 Windows такой же</text:p>
      <text:p text:style-name="P13"/>
      <text:p text:style-name="P13"><text:soft-page-break/>№3</text:p>
      <text:p text:style-name="P14">Для char:</text:p>
      <text:p text:style-name="P16">(gdb) x p</text:p>
      <text:p text:style-name="P16">0x7fffffffdfc7:<text:tab/>0x958e000a</text:p>
      <text:p text:style-name="P16">(gdb) print c=129</text:p>
      <text:p text:style-name="P16">$1 = -127 '\201'</text:p>
      <text:p text:style-name="P16">(gdb) x p</text:p>
      <text:p text:style-name="P16">0x7fffffffdfc7:<text:tab/>0x958e0081</text:p>
      <text:p text:style-name="P16">(gdb) print c=-127</text:p>
      <text:p text:style-name="P16">$2 = -127 '\201'</text:p>
      <text:p text:style-name="P16">(gdb) x p</text:p>
      <text:p text:style-name="P16">0x7fffffffdfc7:<text:tab/>0x958e0081</text:p>
      <text:p text:style-name="P19"/>
      <text:p text:style-name="P19">Для int:</text:p>
      <text:p text:style-name="P16"><text:span text:style-name="T7">(</text:span>gdb) x p</text:p>
      <text:p text:style-name="P16">0x7fffffffdfc4:<text:tab/>0x0000000a</text:p>
      <text:p text:style-name="P16">(gdb) print c=-12930102</text:p>
      <text:p text:style-name="P16">$1 = -12930102</text:p>
      <text:p text:style-name="P16">(gdb) x p</text:p>
      <text:p text:style-name="P16">0x7fffffffdfc4:<text:tab/>0xff3ab3ca</text:p>
      <text:p text:style-name="P16">(gdb) print c=1234567891011</text:p>
      <text:p text:style-name="P16">$2 = 1912277059</text:p>
      <text:p text:style-name="P16">(gdb) x p</text:p>
      <text:p text:style-name="P16">0x7fffffffdfc4:<text:tab/>0x71fb0843</text:p>
      <text:p text:style-name="P19"/>
      <text:p text:style-name="P19">Для unsigned:</text:p>
      <text:p text:style-name="P16">(gdb) x p</text:p>
      <text:p text:style-name="P16">0x7fffffffdfc4:<text:tab/>0x0000000a</text:p>
      <text:p text:style-name="P16">(gdb) print c=-1</text:p>
      <text:p text:style-name="P16">$1 = 4294967295</text:p>
      <text:p text:style-name="P16"><text:soft-page-break/>(gdb) x p</text:p>
      <text:p text:style-name="P16">0x7fffffffdfc4:<text:tab/>0xffffffff</text:p>
      <text:p text:style-name="P19"/>
      <text:p text:style-name="P20">Для long long:</text:p>
      <text:p text:style-name="P17">(gdb) x/a p</text:p>
      <text:p text:style-name="P17">0x7fffffffdfc0:<text:tab/>0xa</text:p>
      <text:p text:style-name="P17">(gdb) print a=6000000000</text:p>
      <text:p text:style-name="P17">$1 = 6000000000</text:p>
      <text:p text:style-name="P17">(gdb) x/a p</text:p>
      <text:p text:style-name="P17">0x7fffffffdfc0:<text:tab/>0x165a0bc00</text:p>
      <text:p text:style-name="P17">(gdb) print a=16000000000</text:p>
      <text:p text:style-name="P17">$2 = 16000000000</text:p>
      <text:p text:style-name="P17">(gdb) x/a p</text:p>
      <text:p text:style-name="P17">0x7fffffffdfc0:<text:tab/>0x3b9aca000</text:p>
      <text:p text:style-name="P17"/>
      <text:p text:style-name="P20">№4</text:p>
      <text:p text:style-name="P17">(gdb) next</text:p>
      <text:p text:style-name="P17">5<text:tab/> <text:s/>int a[10] = { 1, 2, 3, 4, 5 };</text:p>
      <text:p text:style-name="P17">(gdb) x a</text:p>
      <text:p text:style-name="P17">0x7fffffffdfa0:<text:tab/>0x00000002</text:p>
      <text:p text:style-name="P17">(gdb) x a+1</text:p>
      <text:p text:style-name="P17">0x7fffffffdfa4:<text:tab/>0x00000000</text:p>
      <text:p text:style-name="P17">(gdb) x a+2</text:p>
      <text:p text:style-name="P17">0x7fffffffdfa8:<text:tab/>0xbfebfbff</text:p>
      <text:p text:style-name="P17">(gdb) x a+3</text:p>
      <text:p text:style-name="P17">0x7fffffffdfac:<text:tab/>0x00000000</text:p>
      <text:p text:style-name="P17">(gdb) x a+4</text:p>
      <text:p text:style-name="P17">0x7fffffffdfb0:<text:tab/>0xffffe3d9</text:p>
      <text:p text:style-name="P17">(gdb) x a+5</text:p>
      <text:p text:style-name="P17">0x7fffffffdfb4:<text:tab/>0x00007fff</text:p>
      <text:p text:style-name="P17"><text:soft-page-break/>(gdb) x a+6</text:p>
      <text:p text:style-name="P17">0x7fffffffdfb8:<text:tab/>0x00000064</text:p>
      <text:p text:style-name="P17">(gdb) x a+7</text:p>
      <text:p text:style-name="P17">0x7fffffffdfbc:<text:tab/>0x00000000</text:p>
      <text:p text:style-name="P17">(gdb) x a+8</text:p>
      <text:p text:style-name="P17">0x7fffffffdfc0:<text:tab/>0x00001000</text:p>
      <text:p text:style-name="P17">(gdb) x a+9</text:p>
      <text:p text:style-name="P17">0x7fffffffdfc4:<text:tab/>0x00000000</text:p>
      <text:p text:style-name="P17">(gdb) x a+10</text:p>
      <text:p text:style-name="P17">0x7fffffffdfc8:<text:tab/>0xb987ef00</text:p>
      <text:p text:style-name="P17">(gdb) x a+11</text:p>
      <text:p text:style-name="P17">0x7fffffffdfcc:<text:tab/>0x339d32a4</text:p>
      <text:p text:style-name="P17"/>
      <text:p text:style-name="P21">№5</text:p>
      <text:p text:style-name="P18">#include &lt;stdio.h&gt;</text:p>
      <text:p text:style-name="P18"/>
      <text:p text:style-name="P18">int main(void)</text:p>
      <text:p text:style-name="P18">{</text:p>
      <text:p text:style-name="P18"><text:s text:c="2"/>int x;</text:p>
      <text:p text:style-name="P18"><text:s text:c="2"/>scanf("%d", x);</text:p>
      <text:p text:style-name="P18"><text:s text:c="2"/>for (int i = 1; i &lt; 1000; ++i)</text:p>
      <text:p text:style-name="P18"><text:s text:c="2"/>{</text:p>
      <text:p text:style-name="P18"><text:s text:c="4"/>if (x % i != 0)</text:p>
      <text:p text:style-name="P18"><text:s text:c="6"/>x *= i;</text:p>
      <text:p text:style-name="P18"><text:s text:c="4"/>else</text:p>
      <text:p text:style-name="P18"><text:s text:c="6"/>x /= i;</text:p>
      <text:p text:style-name="P18"><text:s text:c="2"/>}</text:p>
      <text:p text:style-name="P18">}</text:p>
      <text:p text:style-name="P21"/>
      <text:p text:style-name="P21"><text:soft-page-break/>В данном примере удобно использовать точку наблюдения для наблюдения изменения значения выражения x</text:p>
      <text:p text:style-name="P21"/>
      <text:p text:style-name="P22">№6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25">gdb</text:p>
          </table:table-cell>
          <table:table-cell table:style-name="Таблица2.B1" office:value-type="string">
            <text:p text:style-name="P25">QT Creator</text:p>
          </table:table-cell>
        </table:table-row>
        <table:table-row>
          <table:table-cell table:style-name="Таблица2.A2" office:value-type="string">
            <text:p text:style-name="P25">break</text:p>
          </table:table-cell>
          <table:table-cell table:style-name="Таблица2.B2" office:value-type="string">
            <text:p text:style-name="P26">В конкретной строке на которой вы хотите остановить программу -- щёлкните на поле слева или нажмите <text:span text:style-name="T9">F9</text:span> (<text:span text:style-name="T9">F8</text:span> для Mac OS X). </text:p>
            <text:p text:style-name="P26">На функции, в которой вы хотите прерывать программу -- введите имя функции в <text:span text:style-name="T9">Установить точку останова на функцию...</text:span> в меню <text:span text:style-name="T9">Отладка</text:span>. </text:p>
          </table:table-cell>
        </table:table-row>
        <table:table-row>
          <table:table-cell table:style-name="Таблица2.A2" office:value-type="string">
            <text:p text:style-name="P25">run</text:p>
          </table:table-cell>
          <table:table-cell table:style-name="Таблица2.B2" office:value-type="string">
            <text:p text:style-name="P23"><text:span text:style-name="T8">Ч</text:span>тобы запустить программу под отладчиком выберите в меню <text:span text:style-name="T9">Отладка</text:span> пункт <text:span text:style-name="T9">Начать отладку</text:span>, или просто нажмите <text:span text:style-name="T9">F5</text:span></text:p>
          </table:table-cell>
        </table:table-row>
        <table:table-row>
          <table:table-cell table:style-name="Таблица2.A2" office:value-type="string">
            <text:p text:style-name="P25">delete</text:p>
          </table:table-cell>
          <table:table-cell table:style-name="Таблица2.B2" office:value-type="string">
            <text:p text:style-name="P23">Если вы желаете удалить точку останова, просто щёлкните на ней правой кнопкой мыши и выберите <text:span text:style-name="T9">Удалить точку останова</text:span> из контекстного меню.</text:p>
          </table:table-cell>
        </table:table-row>
        <table:table-row>
          <table:table-cell table:style-name="Таблица2.A2" office:value-type="string">
            <text:p text:style-name="P25">list</text:p>
          </table:table-cell>
          <table:table-cell table:style-name="Таблица2.B2" office:value-type="string">
            <text:p text:style-name="P23">Чтобы просмотреть содержимое строки <text:span text:style-name="Teletype">line</text:span>, взгляните на вид <text:span text:style-name="T9">Локальные или наблюдаемые переменные</text:span>.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9:42:21.753482919</meta:creation-date>
    <dc:date>2023-03-26T22:50:22.169279418</dc:date>
    <meta:editing-duration>PT9S</meta:editing-duration>
    <meta:editing-cycles>1</meta:editing-cycles>
    <meta:document-statistic meta:table-count="2" meta:image-count="0" meta:object-count="0" meta:page-count="6" meta:paragraph-count="137" meta:word-count="706" meta:character-count="4627" meta:non-whitespace-character-count="4014"/>
    <meta:generator>LibreOffice/7.3.7.2$Linux_X86_64 LibreOffice_project/30$Build-2</meta:generator>
  </office:meta>
</office:document-meta>
</file>